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812cm" fo:min-width="2.682cm" fo:padding-top="0.142cm" fo:padding-bottom="0.142cm" fo:padding-left="0.267cm" fo:padding-right="0.267cm" loext:decorative="false"/>
      <style:paragraph-properties style:writing-mode="lr-tb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fill-color="#ffffff" loext:fill-use-slide-background="false" draw:textarea-horizontal-align="justify" draw:textarea-vertical-align="middle" draw:auto-grow-height="false" fo:min-height="1cm" fo:min-width="3cm" fo:padding-top="0.142cm" fo:padding-bottom="0.142cm" fo:padding-left="0.267cm" fo:padding-right="0.267cm" loext:decorative="false"/>
      <style:paragraph-properties style:writing-mode="lr-tb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="none" draw:fill-color="#ffffff" loext:fill-use-slide-background="false" draw:textarea-horizontal-align="justify" draw:textarea-vertical-align="middle" draw:auto-grow-height="false" fo:min-height="0.966cm" fo:min-width="2.966cm" fo:padding-top="0.142cm" fo:padding-bottom="0.142cm" fo:padding-left="0.267cm" fo:padding-right="0.267cm" loext:decorative="false"/>
      <style:paragraph-properties style:writing-mode="lr-tb"/>
    </style:style>
    <style:style style:name="gr4" style:family="graphic" style:parent-style-name="objectwithoutfill">
      <style:graphic-properties draw:marker-end="Extrémités_20_de_20_flèche_20_1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Extrémités_20_de_20_flèche_20_5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Extrémités_20_de_20_flèche_20_6" draw:marker-end-width="0.3cm" draw:fill="none" draw:textarea-vertical-align="middle" loext:decorative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.5cm" svg:height="1.5cm" svg:x="9cm" svg:y="4cm">
          <text:p text:style-name="P1"><text:span text:style-name="T1">Déb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" draw:id="id1" draw:layer="layout" svg:width="3.5cm" svg:height="1.25cm" svg:x="9.5cm" svg:y="7.75cm">
          <text:p text:style-name="P3"><text:span text:style-name="T1">Lecture entrée audio sur AD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3.5cm" svg:height="1.25cm" svg:x="9.5cm" svg:y="9.5cm">
          <text:p text:style-name="P3"><text:span text:style-name="T1">Filtrage des signaux 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5cm" svg:height="1.25cm" svg:x="9.5cm" svg:y="11.25cm">
          <text:p text:style-name="P3"><text:span text:style-name="T1">Gestion des LED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5cm" svg:height="1.25cm" svg:x="9.5cm" svg:y="13.25cm">
          <text:p text:style-name="P3"><text:span text:style-name="T1">Sortie sur le DAC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1.25cm" svg:y1="9cm" svg:x2="11.25cm" svg:y2="9.5cm" draw:start-shape="id1" draw:start-glue-point="2" draw:end-shape="id2" draw:end-glue-point="0" svg:d="M11250 9000v500" svg:viewBox="0 0 1 501">
          <text:p/>
        </draw:connector>
        <draw:line draw:style-name="gr5" draw:text-style-name="P5" draw:layer="layout" svg:x1="11.25cm" svg:y1="10.75cm" svg:x2="11.25cm" svg:y2="11.25cm">
          <text:p/>
        </draw:line>
        <draw:connector draw:style-name="gr6" draw:text-style-name="P5" draw:layer="layout" svg:x1="11.25cm" svg:y1="12.5cm" svg:x2="11.25cm" svg:y2="13.25cm" draw:start-shape="id3" draw:start-glue-point="2" draw:end-shape="id4" draw:end-glue-point="0" svg:d="M11250 12500v750" svg:viewBox="0 0 1 751">
          <text:p/>
        </draw:connector>
        <draw:connector draw:style-name="gr7" draw:text-style-name="P5" draw:layer="layout" svg:x1="11.25cm" svg:y1="14.5cm" svg:x2="11.25cm" svg:y2="7.75cm" draw:start-shape="id4" draw:start-glue-point="2" draw:end-shape="id1" draw:end-glue-point="0" svg:d="M11250 14500v518h-2268v-7786h2268v518" svg:viewBox="0 0 2269 7787">
          <text:p/>
        </draw:connector>
        <draw:line draw:style-name="gr8" draw:text-style-name="P5" draw:layer="layout" svg:x1="11.25cm" svg:y1="5.5cm" svg:x2="11.25cm" svg:y2="7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05T16:15:43.451000000</meta:creation-date>
    <dc:date>2024-09-05T16:20:28.527000000</dc:date>
    <meta:editing-duration>PT4M45S</meta:editing-duration>
    <meta:editing-cycles>1</meta:editing-cycles>
    <meta:generator>LibreOffice/7.6.7.2$Windows_X86_64 LibreOffice_project/dd47e4b30cb7dab30588d6c79c651f218165e3c5</meta:generator>
    <meta:document-statistic meta:object-count="10"/>
  </office:meta>
</office:document-meta>
</file>